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3cm"/>
    </style:style>
    <style:style style:name="pr1" style:family="presentation" style:parent-style-name="lyt-brown-title">
      <style:graphic-properties draw:auto-grow-height="true" fo:min-height="3.507cm"/>
    </style:style>
    <style:style style:name="pr2" style:family="presentation" style:parent-style-name="lyt-brown-notes">
      <style:graphic-properties draw:fill-color="#ffffff" draw:auto-grow-height="true" fo:min-height="12.573cm"/>
    </style:style>
    <style:style style:name="pr3" style:family="presentation" style:parent-style-name="lyt-brown-title">
      <style:graphic-properties fo:min-height="3.256cm"/>
    </style:style>
    <style:style style:name="pr4" style:family="presentation" style:parent-style-name="lyt-brown-subtitle">
      <style:graphic-properties draw:fill-color="#ffffff" fo:min-height="13.61cm"/>
    </style:style>
    <style:style style:name="pr5" style:family="presentation" style:parent-style-name="lyt-brown-notes">
      <style:graphic-properties draw:fill-color="#ffffff" fo:min-height="12.322cm"/>
    </style:style>
    <style:style style:name="P1" style:family="paragraph">
      <style:text-properties fo:color="#ffffff" fo:font-size="26pt" style:font-size-asian="26pt" style:font-size-complex="26p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draw:style-name="gr1" draw:text-style-name="P1" draw:layer="layout" svg:width="6.433cm" svg:height="1.276cm" svg:x="2.54cm" svg:y="4.445cm">
          <draw:text-box>
            <text:p text:style-name="P1"><text:span text:style-name="T1">Memory Verse</text:span></text:p>
          </draw:text-box>
        </draw:frame>
        <draw:frame draw:style-name="gr1" draw:text-style-name="P1" draw:layer="layout" svg:width="7.606cm" svg:height="1.276cm" svg:x="2.54cm" svg:y="6.985cm">
          <draw:text-box>
            <text:p text:style-name="P1"><text:span text:style-name="T1">Input, need input!</text:span></text:p>
          </draw:text-box>
        </draw:frame>
        <draw:frame draw:style-name="gr1" draw:text-style-name="P1" draw:layer="layout" svg:width="8.376cm" svg:height="1.276cm" svg:x="2.54cm" svg:y="9.525cm">
          <draw:text-box>
            <text:p text:style-name="P1"><text:span text:style-name="T1">Review, Hebrews 1</text:span></text:p>
          </draw:text-box>
        </draw:frame>
        <draw:frame draw:style-name="gr1" draw:text-style-name="P1" draw:layer="layout" svg:width="7.102cm" svg:height="1.276cm" svg:x="2.54cm" svg:y="12.7cm">
          <draw:text-box>
            <text:p text:style-name="P1"><text:span text:style-name="T1">Review syllabu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Memory Verse</text:p>
          </draw:text-box>
        </draw:frame>
        <draw:frame presentation:style-name="pr4" draw:text-style-name="P3" draw:layer="layout" svg:width="25.199cm" svg:height="13.61cm" svg:x="1.4cm" svg:y="5.039cm" presentation:class="subtitle">
          <draw:text-box>
            <text:p text:style-name="P2"><text:span text:style-name="T2">Hebrews 1:1, 2 </text:span></text:p>
            <text:p text:style-name="P3"><text:span text:style-name="T2">1 Long ago, at many times and in many ways, God spoke to our fathers by the prophets, 2 but in these last days he has spoken to us by his Son, whom he appointed the heir of all things, through whom also he created the world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ebrews 1</text:p>
          </draw:text-box>
        </draw:frame>
        <draw:frame draw:style-name="gr1" draw:text-style-name="P1" draw:layer="layout" svg:width="26.296cm" svg:height="2.301cm" svg:x="1.27cm" svg:y="5.6cm">
          <draw:text-box>
            <text:p text:style-name="P4"><text:span text:style-name="T1">Key Point of the book: <text:s/>The new covenant is superior to the old </text:span></text:p>
            <text:p text:style-name="P4"><text:span text:style-name="T1">Covenant, so don't abandon the new in favor of the old.</text:span></text:p>
          </draw:text-box>
        </draw:frame>
        <draw:frame draw:style-name="gr3" draw:text-style-name="P1" draw:id="id1" draw:layer="layout" svg:width="10.795cm" svg:height="6.401cm" svg:x="1.27cm" svg:y="9.436cm">
          <draw:text-box>
            <text:p text:style-name="P4"><text:span text:style-name="T1">Reasons for keeping the Old:</text:span></text:p>
            <text:p text:style-name="P4"><text:span text:style-name="T1"/></text:p>
            <text:p text:style-name="P4"><text:span text:style-name="T1">1 It's a revelation!</text:span></text:p>
            <text:p text:style-name="P4"><text:span text:style-name="T1">2 Where's Jesus?</text:span></text:p>
            <text:p text:style-name="P4"><text:span text:style-name="T1">3 Concreteness. <text:s/></text:span></text:p>
          </draw:text-box>
        </draw:frame>
        <draw:frame draw:style-name="gr1" draw:text-style-name="P1" draw:id="id2" draw:layer="layout" svg:width="10.277cm" svg:height="7.426cm" svg:x="14.605cm" svg:y="9.525cm">
          <draw:text-box>
            <text:p text:style-name="P4"><text:span text:style-name="T1">Reasons for going to </text:span></text:p>
            <text:p text:style-name="P4"><text:span text:style-name="T1">the new:</text:span></text:p>
            <text:p text:style-name="P4"><text:span text:style-name="T1"/></text:p>
            <text:p text:style-name="P4"><text:span text:style-name="T1">1 It's a better revelation!</text:span></text:p>
            <text:p text:style-name="P4"><text:span text:style-name="T1">2 Jesus is in us.</text:span></text:p>
            <text:p text:style-name="P4"><text:span text:style-name="T1">3 Hope for the future</text:span></text:p>
            <text:p text:style-name="P4"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" smil:attributeName="visibility" smil:to="visible"/>
                  <anim:animate smil:dur="5s" smil:fill="hold" smil:targetElement="id1" smil:attributeName="x" smil:values="x;x" smil:keyTimes="0;1"/>
                  <anim:animate smil:dur="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2" smil:attributeName="visibility" smil:to="visible"/>
                  <anim:animate smil:dur="5s" smil:fill="hold" smil:targetElement="id2" smil:attributeName="x" smil:values="x;x" smil:keyTimes="0;1"/>
                  <anim:animate smil:dur="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ebrews 1</text:p>
          </draw:text-box>
        </draw:frame>
        <draw:frame draw:style-name="gr1" draw:text-style-name="P1" draw:layer="layout" svg:width="26.363cm" svg:height="3.326cm" svg:x="1.27cm" svg:y="5.715cm">
          <draw:text-box>
            <text:p text:style-name="P4"><text:span text:style-name="T1">Key Point of the Chapter: <text:s/>Jesus is the best revelation God has </text:span></text:p>
            <text:p text:style-name="P4"><text:span text:style-name="T1">given mankind. <text:s/>He is superior in every way to every previous </text:span></text:p>
            <text:p text:style-name="P4"><text:span text:style-name="T1">revelation.</text:span></text:p>
          </draw:text-box>
        </draw:frame>
        <draw:frame draw:style-name="gr1" draw:text-style-name="P1" draw:id="id3" draw:layer="layout" svg:width="20.335cm" svg:height="4.351cm" svg:x="1.27cm" svg:y="10.671cm">
          <draw:text-box>
            <text:p text:style-name="P4"><text:span text:style-name="T1">Old Testament quotes in Hebrews Chapter 1:</text:span></text:p>
            <text:p text:style-name="P4"><text:span text:style-name="T1">Psalm 2:7, 2 Samuel 7:14, 1 Chronicles 17:13, </text:span></text:p>
            <text:p text:style-name="P4"><text:span text:style-name="T1">Deutoronomy 32:43, Psalm 104:4, Psalm 45:6, 7</text:span></text:p>
            <text:p text:style-name="P4"><text:span text:style-name="T1">Psalm 110:1.</text:span></text:p>
          </draw:text-box>
        </draw:frame>
        <draw:frame draw:style-name="gr1" draw:text-style-name="P1" draw:id="id4" draw:layer="layout" svg:width="26.52cm" svg:height="3.326cm" svg:x="1.27cm" svg:y="17.145cm">
          <draw:text-box>
            <text:p text:style-name="P4"><text:span text:style-name="T1">Conclusion: <text:s/>Christ is exalted above all because of his special</text:span></text:p>
            <text:p text:style-name="P4"><text:span text:style-name="T1">relationship with the Father. <text:s/>The Old Covenant confirms Jesus' </text:span></text:p>
            <text:p text:style-name="P4"><text:span text:style-name="T1">identit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turn-and-grow" smil:targetElement="id3" anim:sub-item="text" anim:iterate-type="by-letter" anim:iterate-interval="0.05s">
                  <anim:set smil:begin="0s" smil:dur="0.001s" smil:fill="hold" smil:attributeName="visibility" smil:to="visible"/>
                  <anim:animate smil:dur="1s" smil:fill="hold" smil:attributeName="width" smil:values="0;width" smil:keyTimes="0;1"/>
                  <anim:animate smil:dur="1s" smil:fill="hold" smil:attributeName="height" smil:values="0;height" smil:keyTimes="0;1"/>
                  <anim:animate smil:dur="1s" smil:fill="hold" smil:attributeName="rotate" smil:values="90;0" smil:keyTimes="0;1"/>
                  <anim:transitionFilter smil:dur="1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turn-and-grow" smil:targetElement="id4" anim:sub-item="text" anim:iterate-type="by-letter" anim:iterate-interval="0.05s">
                  <anim:set smil:begin="0s" smil:dur="0.001s" smil:fill="hold" smil:attributeName="visibility" smil:to="visible"/>
                  <anim:animate smil:dur="1s" smil:fill="hold" smil:attributeName="width" smil:values="0;width" smil:keyTimes="0;1"/>
                  <anim:animate smil:dur="1s" smil:fill="hold" smil:attributeName="height" smil:values="0;height" smil:keyTimes="0;1"/>
                  <anim:animate smil:dur="1s" smil:fill="hold" smil:attributeName="rotate" smil:values="90;0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9">
        <draw:frame presentation:style-name="pr3" draw:layer="layout" svg:width="25.199cm" svg:height="3.256cm" svg:x="1.4cm" svg:y="0.962cm" presentation:class="title">
          <draw:text-box>
            <text:p>For Next week:</text:p>
          </draw:text-box>
        </draw:frame>
        <draw:frame draw:style-name="gr1" draw:text-style-name="P1" draw:layer="layout" svg:width="4.49cm" svg:height="1.276cm" svg:x="1.905cm" svg:y="5.715cm">
          <draw:text-box>
            <text:p text:style-name="P1"><text:span text:style-name="T1">No Class!</text:span></text:p>
          </draw:text-box>
        </draw:frame>
        <draw:frame draw:style-name="gr1" draw:text-style-name="P1" draw:layer="layout" svg:width="7.047cm" svg:height="1.276cm" svg:x="2.425cm" svg:y="8.255cm">
          <draw:text-box>
            <text:p text:style-name="P1"><text:span text:style-name="T1">Read chapter 2.</text:span></text:p>
          </draw:text-box>
        </draw:frame>
        <draw:frame draw:style-name="gr1" draw:text-style-name="P1" draw:layer="layout" svg:width="6.433cm" svg:height="1.276cm" svg:x="1.905cm" svg:y="10.671cm">
          <draw:text-box>
            <text:p text:style-name="P1"><text:span text:style-name="T1">Memory Vers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30T16:54:05</meta:creation-date>
    <meta:editing-duration>PT00H39M47S</meta:editing-duration>
    <meta:editing-cycles>5</meta:editing-cycles>
    <dc:date>2009-08-30T17:33:42</dc:date>
    <meta:generator>OpenOffice.org/3.0$Unix OpenOffice.org_project/300m15$Build-9379</meta:gener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